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min (rad/s)</text:p>
          </table:table-cell>
          <table:table-cell table:style-name="ce2" office:value-type="string">
            <text:p>ω max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olidity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Tt1 (K)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table:formula="of:= ( 0.08^2 - ( [.C5]/(3.14 * [.N3] * [.H3] * [.L3]) ) )^0.5" office:value-type="float" office:value="0.0529167819533542">
            <text:p>0.052916782</text:p>
          </table:table-cell>
          <table:table-cell table:style-name="ce3" table:formula="of:= 3.14 * ( [.C3] * [.C3]  - [.D3] * [.D3] )" office:value-type="float" office:value="0.0113034165493817">
            <text:p>0.0113034165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4250">
            <text:p>425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table:formula="of:= 300" office:value-type="float" office:value="300">
            <text:p>300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7.188709493843">
            <text:p>347.188709493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204">
            <text:p>1.204</text:p>
          </table:table-cell>
          <table:table-cell table:style-name="ce3" table:formula="of:= [.J3] + [.J3] * 0.2 * [.H3]^2" office:value-type="float" office:value="302.4">
            <text:p>302.4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2" office:value-type="string">
            <text:p>Mass flow r</text:p>
          </table:table-cell>
          <table:table-cell table:style-name="ce2" office:value-type="string">
            <text:p>P0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max swirl coeff.</text:p>
          </table:table-cell>
          <table:table-cell table:style-name="ce2" office:value-type="string">
            <text:p>efficiency</text:p>
          </table:table-cell>
          <table:table-cell table:style-name="ce2" table:number-columns-repeated="6"/>
          <table:table-cell table:style-name="ce2" office:value-type="string">
            <text:p>density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945">
            <text:p>0.945</text:p>
          </table:table-cell>
          <table:table-cell table:style-name="ce3" office:value-type="float" office:value="101.325">
            <text:p>101.325</text:p>
          </table:table-cell>
          <table:table-cell table:style-name="ce3" office:value-type="float" office:value="1005">
            <text:p>1005</text:p>
          </table:table-cell>
          <table:table-cell table:style-name="ce3" table:formula="of:= [.N3] * [.E3] * [.C32] * [.C30] * [.C29] * [.C30] / [.C5]" office:value-type="float" office:value="14.08">
            <text:p>14.08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11" office:value-type="float" office:value="0.01204">
            <text:p>0.01204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2">
            <text:p>1.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9" table:number-columns-repeated="3"/>
          <table:table-cell table:style-name="ce9" office:value-type="float" office:value="1.3">
            <text:p>1.3</text:p>
          </table:table-cell>
          <table:table-cell table:style-name="ce9" office:value-type="float" office:value="1.35">
            <text:p>1.35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1.425">
            <text:p>1.425</text:p>
          </table:table-cell>
          <table:table-cell table:number-columns-repeated="2" table:style-name="ce9" office:value-type="float" office:value="1.45">
            <text:p>1.4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inlet angle</text:p>
          </table:table-cell>
          <table:table-cell table:style-name="ce3" table:formula="of:= ATAN(([.C30]*[.C29])/[.C32]) * 57" office:value-type="float" office:value="68.1156881086947">
            <text:p>68.1156881087</text:p>
          </table:table-cell>
          <table:table-cell table:style-name="ce3" table:formula="of:= ATAN(([.D30]*[.D29])/[.D32]) * 57" office:value-type="float" office:value="68.1156881086947">
            <text:p>68.1156881087</text:p>
          </table:table-cell>
          <table:table-cell table:style-name="ce3" table:formula="of:= ATAN(([.E30]*[.E29])/[.E32]) * 57" office:value-type="float" office:value="68.1156881086947">
            <text:p>68.1156881087</text:p>
          </table:table-cell>
          <table:table-cell table:style-name="ce3" table:formula="of:= ATAN(([.F30]*[.F29])/[.F32]) * 57" office:value-type="float" office:value="79.7381471132545">
            <text:p>79.7381471133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P</text:p>
          </table:table-cell>
          <table:table-cell table:style-name="ce10" table:formula="of:= [.D5]*[.C8]" office:value-type="float" office:value="111.4575">
            <text:p>111.4575</text:p>
          </table:table-cell>
          <table:table-cell table:style-name="ce9" table:formula="of:= [.C11]*[.D8]" office:value-type="float" office:value="128.176125">
            <text:p>128.176125</text:p>
          </table:table-cell>
          <table:table-cell table:style-name="ce9" table:formula="of:= [.D11]*[.E8]" office:value-type="float" office:value="153.81135">
            <text:p>153.81135</text:p>
          </table:table-cell>
          <table:table-cell table:style-name="ce9" table:formula="of:= [.E11]*[.F9]" office:value-type="float" office:value="199.954755">
            <text:p>199.954755</text:p>
          </table:table-cell>
          <table:table-cell table:style-name="ce9" table:formula="of:= [.F11]*[.G9]" office:value-type="float" office:value="269.93891925">
            <text:p>269.93891925</text:p>
          </table:table-cell>
          <table:table-cell table:style-name="ce9" table:formula="of:= [.G11]*[.H9]" office:value-type="float" office:value="377.91448695">
            <text:p>377.91448695</text:p>
          </table:table-cell>
          <table:table-cell table:style-name="ce9" table:formula="of:= [.H11]*[.I9]" office:value-type="float" office:value="538.52814390375">
            <text:p>538.5281439038</text:p>
          </table:table-cell>
          <table:table-cell table:style-name="ce9" table:formula="of:= [.I11]*[.J9]" office:value-type="float" office:value="780.865808660438">
            <text:p>780.8658086604</text:p>
          </table:table-cell>
          <table:table-cell table:style-name="ce9" table:formula="of:= [.J11]*[.K9]" office:value-type="float" office:value="1132.25542255763">
            <text:p>1132.2554225576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T1</text:p>
          </table:table-cell>
          <table:table-cell table:style-name="ce3" table:formula="of:=[.C23]" office:value-type="float" office:value="300">
            <text:p>300</text:p>
          </table:table-cell>
          <table:table-cell table:style-name="ce3" table:formula="of:=[.D23]" office:value-type="float" office:value="308.314820373958">
            <text:p>308.314820374</text:p>
          </table:table-cell>
          <table:table-cell table:style-name="ce3" table:formula="of:=[.E23]" office:value-type="float" office:value="330.942051741732">
            <text:p>330.9420517417</text:p>
          </table:table-cell>
          <table:table-cell table:style-name="ce3" table:formula="of:=[.F23]" office:value-type="float" office:value="362.972743336215">
            <text:p>362.9727433362</text:p>
          </table:table-cell>
          <table:table-cell table:style-name="ce3" table:formula="of:=[.G23]" office:value-type="float" office:value="398.351770862751">
            <text:p>398.3517708628</text:p>
          </table:table-cell>
          <table:table-cell table:style-name="ce3" table:formula="of:=[.H23]" office:value-type="float" office:value="443.503888796973">
            <text:p>443.503888797</text:p>
          </table:table-cell>
          <table:table-cell table:style-name="ce3" table:formula="of:=[.I23]" office:value-type="float" office:value="500.849758294076">
            <text:p>500.8497582941</text:p>
          </table:table-cell>
          <table:table-cell table:style-name="ce3" table:formula="of:=[.J23]" office:value-type="float" office:value="570.049392668073">
            <text:p>570.0493926681</text:p>
          </table:table-cell>
          <table:table-cell table:style-name="ce3" table:formula="of:=[.K23]" office:value-type="float" office:value="654.031235348908">
            <text:p>654.0312353489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2</text:p>
          </table:table-cell>
          <table:table-cell table:style-name="ce9" table:formula="of:= [.C14] - ( 500 / [.$E$5] ) * ( [.C14] - [.C12] )" office:value-type="float" office:value="304.16144802764">
            <text:p>304.1614480276</text:p>
          </table:table-cell>
          <table:table-cell table:style-name="ce9" table:formula="of:= [.D14] - ( 500 / [.$E$5] ) * ( [.D14] - [.D12] )" office:value-type="float" office:value="314.626436473747">
            <text:p>314.6264364737</text:p>
          </table:table-cell>
          <table:table-cell table:style-name="ce9" table:formula="of:= [.E14] - ( 500 / [.$E$5] ) * ( [.E14] - [.E12] )" office:value-type="float" office:value="339.834225830583">
            <text:p>339.8342258306</text:p>
          </table:table-cell>
          <table:table-cell table:style-name="ce9" table:formula="of:= [.F14] - ( 500 / [.$E$5] ) * ( [.F14] - [.F12] )" office:value-type="float" office:value="377.170354137209">
            <text:p>377.1703541372</text:p>
          </table:table-cell>
          <table:table-cell table:style-name="ce9" table:formula="of:= [.G14] - ( 500 / [.$E$5] ) * ( [.G14] - [.G12] )" office:value-type="float" office:value="416.272216579457">
            <text:p>416.2722165795</text:p>
          </table:table-cell>
          <table:table-cell table:style-name="ce9" table:formula="of:= [.H14] - ( 500 / [.$E$5] ) * ( [.H14] - [.H12] )" office:value-type="float" office:value="465.991669541625">
            <text:p>465.9916695416</text:p>
          </table:table-cell>
          <table:table-cell table:style-name="ce9" table:formula="of:= [.I14] - ( 500 / [.$E$5] ) * ( [.I14] - [.I12] )" office:value-type="float" office:value="527.649929462954">
            <text:p>527.649929463</text:p>
          </table:table-cell>
          <table:table-cell table:style-name="ce9" table:formula="of:= [.J14] - ( 500 / [.$E$5] ) * ( [.J14] - [.J12] )" office:value-type="float" office:value="602.131239672842">
            <text:p>602.1312396728</text:p>
          </table:table-cell>
          <table:table-cell table:style-name="ce9" table:formula="of:= [.K14] - ( 500 / [.$E$5] ) * ( [.K14] - [.K12] )" office:value-type="float" office:value="690.839501963485">
            <text:p>690.839501963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T3</text:p>
          </table:table-cell>
          <table:table-cell table:style-name="ce3" table:formula="of:= [.C12] * ( [.C8] )^( 0.4 * [.$G$5] / 1.4 )" office:value-type="float" office:value="308.28169359956">
            <text:p>308.2816935996</text:p>
          </table:table-cell>
          <table:table-cell table:style-name="ce3" table:formula="of:= [.D12] * ( [.D8] )^( 0.4 * [.$G$5] / 1.4 )" office:value-type="float" office:value="320.875561325023">
            <text:p>320.875561325</text:p>
          </table:table-cell>
          <table:table-cell table:style-name="ce3" table:formula="of:= [.E12] * ( [.E8] )^( 0.4 * [.$G$5] / 1.4 )" office:value-type="float" office:value="348.638358591821">
            <text:p>348.6383585918</text:p>
          </table:table-cell>
          <table:table-cell table:style-name="ce3" table:formula="of:= [.F12] * ( [.F9] )^( 0.4 * [.$G$5] / 1.4 )" office:value-type="float" office:value="391.227394534233">
            <text:p>391.2273945342</text:p>
          </table:table-cell>
          <table:table-cell table:style-name="ce3" table:formula="of:= [.G12] * ( [.G9] )^( 0.4 * [.$G$5] / 1.4 )" office:value-type="float" office:value="434.015232140552">
            <text:p>434.0152321406</text:p>
          </table:table-cell>
          <table:table-cell table:style-name="ce3" table:formula="of:= [.H12] * ( [.H9] )^( 0.4 * [.$G$5] / 1.4 )" office:value-type="float" office:value="488.256798991775">
            <text:p>488.2567989918</text:p>
          </table:table-cell>
          <table:table-cell table:style-name="ce3" table:formula="of:= [.I12] * ( [.I9] )^( 0.4 * [.$G$5] / 1.4 )" office:value-type="float" office:value="554.184752402438">
            <text:p>554.1847524024</text:p>
          </table:table-cell>
          <table:table-cell table:style-name="ce3" table:formula="of:= [.J12] * ( [.J9] )^( 0.4 * [.$G$5] / 1.4 )" office:value-type="float" office:value="633.895444628059">
            <text:p>633.8954446281</text:p>
          </table:table-cell>
          <table:table-cell table:style-name="ce3" table:formula="of:= [.K12] * ( [.K9] )^( 0.4 * [.$G$5] / 1.4 )" office:value-type="float" office:value="727.283330294749">
            <text:p>727.2833302947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c1</text:p>
          </table:table-cell>
          <table:table-cell table:style-name="ce3" table:formula="of:= ( 1.4 * 287 * [.C12] )^0.5" office:value-type="float" office:value="347.188709493843">
            <text:p>347.1887094938</text:p>
          </table:table-cell>
          <table:table-cell table:style-name="ce3" table:formula="of:= ( 1.4 * 287 * [.D12] )^0.5" office:value-type="float" office:value="351.967178620758">
            <text:p>351.9671786208</text:p>
          </table:table-cell>
          <table:table-cell table:style-name="ce3" table:formula="of:= ( 1.4 * 287 * [.E12] )^0.5" office:value-type="float" office:value="364.653968016019">
            <text:p>364.653968016</text:p>
          </table:table-cell>
          <table:table-cell table:style-name="ce3" table:formula="of:= ( 1.4 * 287 * [.F12] )^0.5" office:value-type="float" office:value="381.893241983268">
            <text:p>381.8932419833</text:p>
          </table:table-cell>
          <table:table-cell table:style-name="ce3" table:formula="of:= ( 1.4 * 287 * [.G12] )^0.5" office:value-type="float" office:value="400.072170405108">
            <text:p>400.0721704051</text:p>
          </table:table-cell>
          <table:table-cell table:style-name="ce3" table:formula="of:= ( 1.4 * 287 * [.H12] )^0.5" office:value-type="float" office:value="422.137255544478">
            <text:p>422.1372555445</text:p>
          </table:table-cell>
          <table:table-cell table:style-name="ce3" table:formula="of:= ( 1.4 * 287 * [.I12] )^0.5" office:value-type="float" office:value="448.59941248575">
            <text:p>448.5994124858</text:p>
          </table:table-cell>
          <table:table-cell table:style-name="ce3" table:formula="of:= ( 1.4 * 287 * [.J12] )^0.5" office:value-type="float" office:value="478.587344143189">
            <text:p>478.5873441432</text:p>
          </table:table-cell>
          <table:table-cell table:style-name="ce3" table:formula="of:= ( 1.4 * 287 * [.K12] )^0.5" office:value-type="float" office:value="512.630227711156">
            <text:p>512.6302277112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c2</text:p>
          </table:table-cell>
          <table:table-cell table:style-name="ce3" table:formula="of:= ( 1.4 * 287 * [.C13] )^0.5" office:value-type="float" office:value="349.588429181381">
            <text:p>349.5884291814</text:p>
          </table:table-cell>
          <table:table-cell table:style-name="ce3" table:formula="of:= ( 1.4 * 287 * [.D13] )^0.5" office:value-type="float" office:value="355.551546438982">
            <text:p>355.551546439</text:p>
          </table:table-cell>
          <table:table-cell table:style-name="ce3" table:formula="of:= ( 1.4 * 287 * [.E13] )^0.5" office:value-type="float" office:value="369.520489200164">
            <text:p>369.5204892002</text:p>
          </table:table-cell>
          <table:table-cell table:style-name="ce3" table:formula="of:= ( 1.4 * 287 * [.F13] )^0.5" office:value-type="float" office:value="389.290442076775">
            <text:p>389.2904420768</text:p>
          </table:table-cell>
          <table:table-cell table:style-name="ce3" table:formula="of:= ( 1.4 * 287 * [.G13] )^0.5" office:value-type="float" office:value="408.97209760768">
            <text:p>408.9720976077</text:p>
          </table:table-cell>
          <table:table-cell table:style-name="ce3" table:formula="of:= ( 1.4 * 287 * [.H13] )^0.5" office:value-type="float" office:value="432.707121297795">
            <text:p>432.7071212978</text:p>
          </table:table-cell>
          <table:table-cell table:style-name="ce3" table:formula="of:= ( 1.4 * 287 * [.I13] )^0.5" office:value-type="float" office:value="460.445155972147">
            <text:p>460.4451559721</text:p>
          </table:table-cell>
          <table:table-cell table:style-name="ce3" table:formula="of:= ( 1.4 * 287 * [.J13] )^0.5" office:value-type="float" office:value="491.870239088063">
            <text:p>491.8702390881</text:p>
          </table:table-cell>
          <table:table-cell table:style-name="ce3" table:formula="of:= ( 1.4 * 287 * [.K13] )^0.5" office:value-type="float" office:value="526.857961778057">
            <text:p>526.8579617781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c3</text:p>
          </table:table-cell>
          <table:table-cell table:style-name="ce3" table:formula="of:= ( 1.4 * 287 * [.C14] )^0.5" office:value-type="float" office:value="351.948269619703">
            <text:p>351.9482696197</text:p>
          </table:table-cell>
          <table:table-cell table:style-name="ce3" table:formula="of:= ( 1.4 * 287 * [.D14] )^0.5" office:value-type="float" office:value="359.065175894843">
            <text:p>359.0651758948</text:p>
          </table:table-cell>
          <table:table-cell table:style-name="ce3" table:formula="of:= ( 1.4 * 287 * [.E14] )^0.5" office:value-type="float" office:value="374.276492024537">
            <text:p>374.2764920245</text:p>
          </table:table-cell>
          <table:table-cell table:style-name="ce3" table:formula="of:= ( 1.4 * 287 * [.F14] )^0.5" office:value-type="float" office:value="396.478457326315">
            <text:p>396.4784573263</text:p>
          </table:table-cell>
          <table:table-cell table:style-name="ce3" table:formula="of:= ( 1.4 * 287 * [.G14] )^0.5" office:value-type="float" office:value="417.597078861998">
            <text:p>417.597078862</text:p>
          </table:table-cell>
          <table:table-cell table:style-name="ce3" table:formula="of:= ( 1.4 * 287 * [.H14] )^0.5" office:value-type="float" office:value="442.923900726632">
            <text:p>442.9239007266</text:p>
          </table:table-cell>
          <table:table-cell table:style-name="ce3" table:formula="of:= ( 1.4 * 287 * [.I14] )^0.5" office:value-type="float" office:value="471.880740775992">
            <text:p>471.880740776</text:p>
          </table:table-cell>
          <table:table-cell table:style-name="ce3" table:formula="of:= ( 1.4 * 287 * [.J14] )^0.5" office:value-type="float" office:value="504.677312400264">
            <text:p>504.6773124003</text:p>
          </table:table-cell>
          <table:table-cell table:style-name="ce3" table:formula="of:= ( 1.4 * 287 * [.K14] )^0.5" office:value-type="float" office:value="540.576028059356">
            <text:p>540.5760280594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Pt1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t2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t3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rho2</text:p>
          </table:table-cell>
          <table:table-cell table:style-name="ce9" table:formula="of:= [.N3] * ( [.C13]/[.C12] )^( 0.4 )" office:value-type="float" office:value="1.21065291446974">
            <text:p>1.2106529145</text:p>
          </table:table-cell>
          <table:table-cell table:style-name="ce9" table:formula="of:= [.C22] * ( [.D13]/[.D12] )^( 0.4)" office:value-type="float" office:value="1.22709278774729">
            <text:p>1.2270927877</text:p>
          </table:table-cell>
          <table:table-cell table:style-name="ce9" table:formula="of:= [.D22] * ( [.E13]/[.E12] )^( 0.4)" office:value-type="float" office:value="1.26014454552611">
            <text:p>1.2601445455</text:p>
          </table:table-cell>
          <table:table-cell table:style-name="ce9" table:formula="of:= [.E22] * ( [.F13]/[.F12] )^( 0.4)" office:value-type="float" office:value="1.30657716415207">
            <text:p>1.3065771642</text:p>
          </table:table-cell>
          <table:table-cell table:style-name="ce9" table:formula="of:= [.F22] * ( [.G13]/[.G12] )^( 0.4)" office:value-type="float" office:value="1.37025510977969">
            <text:p>1.3702551098</text:p>
          </table:table-cell>
          <table:table-cell table:style-name="ce9" table:formula="of:= [.G22] * ( [.H13]/[.H12] )^( 0.4)" office:value-type="float" office:value="1.44640197578239">
            <text:p>1.4464019758</text:p>
          </table:table-cell>
          <table:table-cell table:style-name="ce9" table:formula="of:= [.H22] * ( [.I13]/[.I12] )^( 0.4)" office:value-type="float" office:value="1.5347750117432">
            <text:p>1.5347750117</text:p>
          </table:table-cell>
          <table:table-cell table:style-name="ce9" table:formula="of:= [.I22] * ( [.J13]/[.J12] )^( 0.4)" office:value-type="float" office:value="1.63355977331356">
            <text:p>1.6335597733</text:p>
          </table:table-cell>
          <table:table-cell table:style-name="ce9" table:formula="of:= [.J22] * ( [.K13]/[.K12] )^( 0.4)" office:value-type="float" office:value="1.74216208024053">
            <text:p>1.7421620802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rho3</text:p>
          </table:table-cell>
          <table:table-cell table:style-name="ce3" table:formula="of:= [.N3] * ([.C14]/[.C12] )^(0.4)" office:value-type="float" office:value="1.21718636722162">
            <text:p>1.2171863672</text:p>
          </table:table-cell>
          <table:table-cell table:style-name="ce3" table:formula="of:= [.D21] * ([.D14]/[.D12] )^(0.4)" office:value-type="float" office:value="1.24685025828509">
            <text:p>1.2468502583</text:p>
          </table:table-cell>
          <table:table-cell table:style-name="ce3" table:formula="of:= [.E21] * ([.E14]/[.E12] )^(0.4)" office:value-type="float" office:value="1.28667733008241">
            <text:p>1.2866773301</text:p>
          </table:table-cell>
          <table:table-cell table:style-name="ce3" table:formula="of:= [.F21] * ([.F14]/[.F12] )^(0.4)" office:value-type="float" office:value="1.34634747720529">
            <text:p>1.3463474772</text:p>
          </table:table-cell>
          <table:table-cell table:style-name="ce3" table:formula="of:= [.G21] * ([.G14]/[.G12] )^(0.4)" office:value-type="float" office:value="1.41806689377311">
            <text:p>1.4180668938</text:p>
          </table:table-cell>
          <table:table-cell table:style-name="ce3" table:formula="of:= [.H21] * ([.H14]/[.H12] )^(0.4)" office:value-type="float" office:value="1.50310511715838">
            <text:p>1.5031051172</text:p>
          </table:table-cell>
          <table:table-cell table:style-name="ce3" table:formula="of:= [.I21] * ([.I14]/[.I12] )^(0.4)" office:value-type="float" office:value="1.59817216102861">
            <text:p>1.598172161</text:p>
          </table:table-cell>
          <table:table-cell table:style-name="ce3" table:formula="of:= [.J21] * ([.J14]/[.J12] )^(0.4)" office:value-type="float" office:value="1.70442182901726">
            <text:p>1.704421829</text:p>
          </table:table-cell>
          <table:table-cell table:style-name="ce3" table:formula="of:= [.K21] * ([.K14]/[.K12] )^(0.4)" office:value-type="float" office:value="1.81773518652759">
            <text:p>1.8177351865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 entry</text:p>
          </table:table-cell>
          <table:table-cell table:style-name="ce9" table:formula="of:= [.O3] / ( 1 + 0.2 * [.H3]^2 )" office:value-type="float" office:value="300">
            <text:p>300</text:p>
          </table:table-cell>
          <table:table-cell table:style-name="ce9" table:formula="of:= [.C24]" office:value-type="float" office:value="308.314820373958">
            <text:p>308.314820374</text:p>
          </table:table-cell>
          <table:table-cell table:style-name="ce9" table:formula="of:= [.D24]" office:value-type="float" office:value="330.942051741732">
            <text:p>330.9420517417</text:p>
          </table:table-cell>
          <table:table-cell table:style-name="ce9" table:formula="of:= [.E24]" office:value-type="float" office:value="362.972743336215">
            <text:p>362.9727433362</text:p>
          </table:table-cell>
          <table:table-cell table:style-name="ce9" table:formula="of:= [.F24]" office:value-type="float" office:value="398.351770862751">
            <text:p>398.3517708628</text:p>
          </table:table-cell>
          <table:table-cell table:style-name="ce9" table:formula="of:= [.G24]" office:value-type="float" office:value="443.503888796973">
            <text:p>443.503888797</text:p>
          </table:table-cell>
          <table:table-cell table:style-name="ce9" table:formula="of:= [.H24]" office:value-type="float" office:value="500.849758294076">
            <text:p>500.8497582941</text:p>
          </table:table-cell>
          <table:table-cell table:style-name="ce9" table:formula="of:= [.I24]" office:value-type="float" office:value="570.049392668073">
            <text:p>570.0493926681</text:p>
          </table:table-cell>
          <table:table-cell table:style-name="ce9" table:formula="of:= [.J24]" office:value-type="float" office:value="654.031235348908">
            <text:p>654.0312353489</text:p>
          </table:table-cell>
          <table:table-cell table:style-name="ce9" table:formula="of:= [.K24]" office:value-type="float" office:value="751.784333697663">
            <text:p>751.784333697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 rise</text:p>
          </table:table-cell>
          <table:table-cell table:style-name="ce3" table:formula="of:= [.C23] + [.C27]" office:value-type="float" office:value="308.314820373958">
            <text:p>308.314820374</text:p>
          </table:table-cell>
          <table:table-cell table:style-name="ce3" table:formula="of:= [.D23] + [.D27]" office:value-type="float" office:value="330.942051741732">
            <text:p>330.9420517417</text:p>
          </table:table-cell>
          <table:table-cell table:style-name="ce3" table:formula="of:= [.E23] + [.E27]" office:value-type="float" office:value="362.972743336215">
            <text:p>362.9727433362</text:p>
          </table:table-cell>
          <table:table-cell table:style-name="ce3" table:formula="of:= [.F23] + [.F27]" office:value-type="float" office:value="398.351770862751">
            <text:p>398.3517708628</text:p>
          </table:table-cell>
          <table:table-cell table:style-name="ce3" table:formula="of:= [.G23] + [.G27]" office:value-type="float" office:value="443.503888796973">
            <text:p>443.503888797</text:p>
          </table:table-cell>
          <table:table-cell table:style-name="ce3" table:formula="of:= [.H23] + [.H27]" office:value-type="float" office:value="500.849758294076">
            <text:p>500.8497582941</text:p>
          </table:table-cell>
          <table:table-cell table:style-name="ce3" table:formula="of:= [.I23] + [.I27]" office:value-type="float" office:value="570.049392668073">
            <text:p>570.0493926681</text:p>
          </table:table-cell>
          <table:table-cell table:style-name="ce3" table:formula="of:= [.J23] + [.J27]" office:value-type="float" office:value="654.031235348908">
            <text:p>654.0312353489</text:p>
          </table:table-cell>
          <table:table-cell table:style-name="ce3" table:formula="of:= [.K23] + [.K27]" office:value-type="float" office:value="751.784333697663">
            <text:p>751.7843336977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rho increase to</text:p>
          </table:table-cell>
          <table:table-cell table:style-name="ce9" table:formula="of:=[.C22]" office:value-type="float" office:value="1.21718636722162">
            <text:p>1.2171863672</text:p>
          </table:table-cell>
          <table:table-cell table:style-name="ce9" table:formula="of:=[.D22]" office:value-type="float" office:value="1.24685025828509">
            <text:p>1.2468502583</text:p>
          </table:table-cell>
          <table:table-cell table:style-name="ce9" table:formula="of:=[.E22]" office:value-type="float" office:value="1.28667733008241">
            <text:p>1.2866773301</text:p>
          </table:table-cell>
          <table:table-cell table:style-name="ce9" table:formula="of:=[.F22]" office:value-type="float" office:value="1.34634747720529">
            <text:p>1.3463474772</text:p>
          </table:table-cell>
          <table:table-cell table:style-name="ce9" table:formula="of:=[.G22]" office:value-type="float" office:value="1.41806689377311">
            <text:p>1.4180668938</text:p>
          </table:table-cell>
          <table:table-cell table:style-name="ce9" table:formula="of:=[.H22]" office:value-type="float" office:value="1.50310511715838">
            <text:p>1.5031051172</text:p>
          </table:table-cell>
          <table:table-cell table:style-name="ce9" table:formula="of:=[.I22]" office:value-type="float" office:value="1.59817216102861">
            <text:p>1.598172161</text:p>
          </table:table-cell>
          <table:table-cell table:style-name="ce9" table:formula="of:=[.J22]" office:value-type="float" office:value="1.70442182901726">
            <text:p>1.704421829</text:p>
          </table:table-cell>
          <table:table-cell table:style-name="ce9" table:formula="of:=[.K22]" office:value-type="float" office:value="1.81773518652759">
            <text:p>1.817735186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Δ Tt ideal</text:p>
          </table:table-cell>
          <table:table-cell table:style-name="ce3" table:formula="of:=1.004*[.C23]*([.C8]^(0.4/1.4)-1)" office:value-type="float" office:value="8.31482037395805">
            <text:p>8.314820374</text:p>
          </table:table-cell>
          <table:table-cell table:style-name="ce3" table:formula="of:=1.004*[.D23]*([.D8]^(0.4/1.4)-1)" office:value-type="float" office:value="12.6109839148697">
            <text:p>12.6109839149</text:p>
          </table:table-cell>
          <table:table-cell table:style-name="ce3" table:formula="of:=1.004*[.E23]*([.E8]^(0.4/1.4)-1)" office:value-type="float" office:value="17.767092077489">
            <text:p>17.7670920775</text:p>
          </table:table-cell>
          <table:table-cell table:style-name="ce3" table:formula="of:=1.004*[.F23]*([.F9]^(0.4/1.4)-1)" office:value-type="float" office:value="28.3676698028098">
            <text:p>28.3676698028</text:p>
          </table:table-cell>
          <table:table-cell table:style-name="ce3" table:formula="of:=1.004*[.G23]*([.G9]^(0.4/1.4)-1)" office:value-type="float" office:value="35.806115122912">
            <text:p>35.8061151229</text:p>
          </table:table-cell>
          <table:table-cell table:style-name="ce3" table:formula="of:=1.004*[.H23]*([.H9]^(0.4/1.4)-1)" office:value-type="float" office:value="44.9319218355819">
            <text:p>44.9319218356</text:p>
          </table:table-cell>
          <table:table-cell table:style-name="ce3" table:formula="of:=1.004*[.I23]*([.I9]^(0.4/1.4)-1)" office:value-type="float" office:value="53.5483340847949">
            <text:p>53.5483340848</text:p>
          </table:table-cell>
          <table:table-cell table:style-name="ce3" table:formula="of:=1.004*[.J23]*([.J9]^(0.4/1.4)-1)" office:value-type="float" office:value="64.1014361678261">
            <text:p>64.1014361678</text:p>
          </table:table-cell>
          <table:table-cell table:style-name="ce3" table:formula="of:=1.004*[.K23]*([.K9]^(0.4/1.4)-1)" office:value-type="float" office:value="73.5451033256238">
            <text:p>73.5451033256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5" office:value-type="string">
            <text:p>Δ Tt</text:p>
          </table:table-cell>
          <table:table-cell table:style-name="ce9" table:formula="of:=1.004*[.C23]*([.C8]^((0.4/[.G5])/1.4)-1)" office:value-type="float" office:value="8.31482037395805">
            <text:p>8.314820374</text:p>
          </table:table-cell>
          <table:table-cell table:style-name="ce9" table:formula="of:= 1.004 * [.D23] * ( [.D8]^( (0.4/(1-[.D33]))/1.4 ) - 1 )" office:value-type="float" office:value="22.6272313677742">
            <text:p>22.6272313678</text:p>
          </table:table-cell>
          <table:table-cell table:style-name="ce9" table:formula="of:= 1.004 * [.E23] * ( [.E8]^( (0.4/(1-[.E33]))/1.4 ) - 1 )" office:value-type="float" office:value="32.0306915944828">
            <text:p>32.0306915945</text:p>
          </table:table-cell>
          <table:table-cell table:style-name="ce9" table:formula="of:= 1.004 * [.F23] * ( [.F9]^( (0.4/(1-[.F33]))/1.4 ) - 1 )" office:value-type="float" office:value="35.3790275265363">
            <text:p>35.3790275265</text:p>
          </table:table-cell>
          <table:table-cell table:style-name="ce9" table:formula="of:= 1.004 * [.G23] * ( [.G9]^( (0.4/(1-[.G33]))/1.4 ) - 1 )" office:value-type="float" office:value="45.1521179342212">
            <text:p>45.1521179342</text:p>
          </table:table-cell>
          <table:table-cell table:style-name="ce9" table:formula="of:= 1.004 * [.H23] * ( [.H9]^( (0.4/(1-[.H33]))/1.4 ) - 1 )" office:value-type="float" office:value="57.3458694971035">
            <text:p>57.3458694971</text:p>
          </table:table-cell>
          <table:table-cell table:style-name="ce9" table:formula="of:= 1.004 * [.I23] * ( [.I9]^( (0.4/(1-[.I33]))/1.4 ) - 1 )" office:value-type="float" office:value="69.1996343739964">
            <text:p>69.199634374</text:p>
          </table:table-cell>
          <table:table-cell table:style-name="ce9" table:formula="of:= 1.004 * [.J23] * ( [.J9]^( (0.4/(1-[.J33]))/1.4 ) - 1 )" office:value-type="float" office:value="83.9818426808358">
            <text:p>83.9818426808</text:p>
          </table:table-cell>
          <table:table-cell table:style-name="ce9" table:formula="of:= 1.004 * [.K23] * ( [.K9]^( (0.4/(1-[.K33]))/1.4 ) - 1 )" office:value-type="float" office:value="97.7530983487551">
            <text:p>97.7530983488</text:p>
          </table:table-cell>
          <table:table-cell table:style-name="ce9"/>
          <table:table-cell table:number-columns-repeated="1012"/>
        </table:table-row>
        <table:table-row table:style-name="ro2">
          <table:table-cell/>
          <table:table-cell table:style-name="ce4" office:value-type="string">
            <text:p>Ma<text:span text:style-name="T1">1</text:span> or in</text:p>
          </table:table-cell>
          <table:table-cell table:style-name="ce3" table:formula="of:= [.C32] / ( 1.4 * 287 * [.C23] )^0.5" office:value-type="float" office:value="0.2">
            <text:p>0.2</text:p>
          </table:table-cell>
          <table:table-cell table:style-name="ce3" table:formula="of:= [.D32] / ( 1.4 * 287 * [.D23] )^0.5" office:value-type="float" office:value="0.197284707542538">
            <text:p>0.1972847075</text:p>
          </table:table-cell>
          <table:table-cell table:style-name="ce3" table:formula="of:= [.E32] / ( 1.4 * 287 * [.E23] )^0.5" office:value-type="float" office:value="0.190420914042318">
            <text:p>0.190420914</text:p>
          </table:table-cell>
          <table:table-cell table:style-name="ce3" table:formula="of:= [.F32] / ( 1.4 * 287 * [.F23] )^0.5" office:value-type="float" office:value="0.181825008314263">
            <text:p>0.1818250083</text:p>
          </table:table-cell>
          <table:table-cell table:style-name="ce3" table:formula="of:= [.G32] / ( 1.4 * 287 * [.G23] )^0.5" office:value-type="float" office:value="0.173563039459748">
            <text:p>0.1735630395</text:p>
          </table:table-cell>
          <table:table-cell table:style-name="ce3" table:formula="of:= [.H32] / ( 1.4 * 287 * [.H23] )^0.5" office:value-type="float" office:value="0.164490911396122">
            <text:p>0.1644909114</text:p>
          </table:table-cell>
          <table:table-cell table:style-name="ce3" table:formula="of:= [.I32] / ( 1.4 * 287 * [.I23] )^0.5" office:value-type="float" office:value="0.15478785742051">
            <text:p>0.1547878574</text:p>
          </table:table-cell>
          <table:table-cell table:style-name="ce3" table:formula="of:= [.J32] / ( 1.4 * 287 * [.J23] )^0.5" office:value-type="float" office:value="0.145088963902885">
            <text:p>0.1450889639</text:p>
          </table:table-cell>
          <table:table-cell table:style-name="ce3" table:formula="of:= [.K32] / ( 1.4 * 287 * [.K23] )^0.5" office:value-type="float" office:value="0.13545385766423">
            <text:p>0.1354538577</text:p>
          </table:table-cell>
          <table:table-cell table:style-name="ce3" table:formula="of:= [.L32] / ( 1.4 * 287 * [.L23] )^0.5" office:value-type="float" office:value="0.126340906131997">
            <text:p>0.1263409061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ω</text:p>
          </table:table-cell>
          <table:table-cell table:number-columns-repeated="3" table:style-name="ce9" office:value-type="float" office:value="2200">
            <text:p>2200</text:p>
          </table:table-cell>
          <table:table-cell table:number-columns-repeated="6" table:style-name="ce9" office:value-type="float" office:value="5000">
            <text:p>5000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r</text:p>
          </table:table-cell>
          <table:table-cell table:number-columns-repeated="4" table:style-name="ce3" office:value-type="float" office:value="0.08">
            <text:p>0.08</text:p>
          </table:table-cell>
          <table:table-cell table:style-name="ce3" office:value-type="float" office:value="0.077">
            <text:p>0.077</text:p>
          </table:table-cell>
          <table:table-cell table:style-name="ce3" office:value-type="float" office:value="0.074">
            <text:p>0.074</text:p>
          </table:table-cell>
          <table:table-cell table:style-name="ce3" office:value-type="float" office:value="0.071">
            <text:p>0.071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0.065">
            <text:p>0.065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s</text:p>
          </table:table-cell>
          <table:table-cell table:number-columns-repeated="4" table:style-name="ce9" office:value-type="float" office:value="0.08">
            <text:p>0.08</text:p>
          </table:table-cell>
          <table:table-cell table:style-name="ce9" office:value-type="float" office:value="0.077">
            <text:p>0.077</text:p>
          </table:table-cell>
          <table:table-cell table:style-name="ce9" office:value-type="float" office:value="0.074">
            <text:p>0.074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0.065">
            <text:p>0.06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2" office:value-type="string">
            <text:p>axial velocity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style-name="ce3" table:formula="of:=[.L3] * [.H3]" office:value-type="float" office:value="69.4377418987686">
            <text:p>69.4377418988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>
            <text:p>Φ rotor</text:p>
          </table:table-cell>
          <table:table-cell table:style-name="ce9" table:formula="of:= ( [.C32] / ( [.C29] * [.C30] ) ) * 1.1" office:value-type="float" office:value="0.433985886867304">
            <text:p>0.4339858869</text:p>
          </table:table-cell>
          <table:table-cell table:style-name="ce9" table:formula="of:= ( [.D32] / ( [.D29] * [.D30] ) ) * 1.1" office:value-type="float" office:value="0.433985886867304">
            <text:p>0.4339858869</text:p>
          </table:table-cell>
          <table:table-cell table:style-name="ce9" table:formula="of:= ( [.E32] / ( [.E29] * [.E30] ) ) * 1.1" office:value-type="float" office:value="0.433985886867304">
            <text:p>0.4339858869</text:p>
          </table:table-cell>
          <table:table-cell table:style-name="ce9" table:formula="of:= ( [.F32] / ( [.F29] * [.F30] ) ) * 1.1" office:value-type="float" office:value="0.190953790221614">
            <text:p>0.1909537902</text:p>
          </table:table-cell>
          <table:table-cell table:style-name="ce9" table:formula="of:= ( [.G32] / ( [.G29] * [.G30] ) ) * 1.1" office:value-type="float" office:value="0.198393548282196">
            <text:p>0.1983935483</text:p>
          </table:table-cell>
          <table:table-cell table:style-name="ce9" table:formula="of:= ( [.H32] / ( [.H29] * [.H30] ) ) * 1.1" office:value-type="float" office:value="0.206436529969312">
            <text:p>0.20643653</text:p>
          </table:table-cell>
          <table:table-cell table:style-name="ce9" table:formula="of:= ( [.I32] / ( [.I29] * [.I30] ) ) * 1.1" office:value-type="float" office:value="0.215159200249705">
            <text:p>0.2151592002</text:p>
          </table:table-cell>
          <table:table-cell table:style-name="ce9" table:formula="of:= ( [.J32] / ( [.J29] * [.J30] ) ) * 1.1" office:value-type="float" office:value="0.224651517907781">
            <text:p>0.2246515179</text:p>
          </table:table-cell>
          <table:table-cell table:style-name="ce9" table:formula="of:= ( [.K32] / ( [.K29] * [.K30] ) ) * 1.1" office:value-type="float" office:value="0.235020049503524">
            <text:p>0.2350200495</text:p>
          </table:table-cell>
          <table:table-cell table:style-name="ce9"/>
          <table:table-cell table:number-columns-repeated="1012"/>
        </table:table-row>
        <table:table-row table:style-name="ro3">
          <table:table-cell/>
          <table:table-cell table:style-name="ce6" office:value-type="string">
            <text:p>Φ stator</text:p>
          </table:table-cell>
          <table:table-cell table:style-name="ce3" table:formula="of:= [.C32] / ( [.C29] * [.C31] )" office:value-type="float" office:value="0.394532624424821">
            <text:p>0.3945326244</text:p>
          </table:table-cell>
          <table:table-cell table:style-name="ce3" table:formula="of:= [.D32] / ( [.D29] * [.D31] )" office:value-type="float" office:value="0.394532624424821">
            <text:p>0.3945326244</text:p>
          </table:table-cell>
          <table:table-cell table:style-name="ce3" table:formula="of:= [.E32] / ( [.E29] * [.E31] )" office:value-type="float" office:value="0.394532624424821">
            <text:p>0.3945326244</text:p>
          </table:table-cell>
          <table:table-cell table:style-name="ce3" table:formula="of:= [.F32] / ( [.F29] * [.F31] )" office:value-type="float" office:value="0.173594354746921">
            <text:p>0.1735943547</text:p>
          </table:table-cell>
          <table:table-cell table:style-name="ce3" table:formula="of:= [.G32] / ( [.G29] * [.G31] )" office:value-type="float" office:value="0.180357771165633">
            <text:p>0.1803577712</text:p>
          </table:table-cell>
          <table:table-cell table:style-name="ce3" table:formula="of:= [.H32] / ( [.H29] * [.H31] )" office:value-type="float" office:value="0.187669572699375">
            <text:p>0.1876695727</text:p>
          </table:table-cell>
          <table:table-cell table:style-name="ce3" table:formula="of:= [.I32] / ( [.I29] * [.I31] )" office:value-type="float" office:value="0.195599272954278">
            <text:p>0.195599273</text:p>
          </table:table-cell>
          <table:table-cell table:style-name="ce3" table:formula="of:= [.J32] / ( [.J29] * [.J31] )" office:value-type="float" office:value="0.204228652643437">
            <text:p>0.2042286526</text:p>
          </table:table-cell>
          <table:table-cell table:style-name="ce3" table:formula="of:= [.K32] / ( [.K29] * [.K31] )" office:value-type="float" office:value="0.213654590457749">
            <text:p>0.2136545905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Area one</text:p>
          </table:table-cell>
          <table:table-cell table:style-name="ce9" table:formula="of:=[.E3]" office:value-type="float" office:value="0.0113034165493817">
            <text:p>0.0113034165</text:p>
          </table:table-cell>
          <table:table-cell table:style-name="ce9" table:formula="of:= [.C5]/ ( [.C25] * [.D32] )" office:value-type="float" office:value="0.0111809611838822">
            <text:p>0.0111809612</text:p>
          </table:table-cell>
          <table:table-cell table:style-name="ce9" table:formula="of:= [.C5]/ ( [.D25] * [.E32] )" office:value-type="float" office:value="0.0109149542497378">
            <text:p>0.0109149542</text:p>
          </table:table-cell>
          <table:table-cell table:style-name="ce9" table:formula="of:= [.C5]/ ( [.E25] * [.F32] )" office:value-type="float" office:value="0.0105770990187446">
            <text:p>0.010577099</text:p>
          </table:table-cell>
          <table:table-cell table:style-name="ce9" table:formula="of:= [.C5]/ ( [.F25] * [.G32] )" office:value-type="float" office:value="0.0101083217786431">
            <text:p>0.0101083218</text:p>
          </table:table-cell>
          <table:table-cell table:style-name="ce9" table:formula="of:= [.C5]/ ( [.G25] * [.H32] )" office:value-type="float" office:value="0.00959708853314013">
            <text:p>0.0095970885</text:p>
          </table:table-cell>
          <table:table-cell table:style-name="ce9" table:formula="of:= [.C5]/ ( [.H25] * [.I32] )" office:value-type="float" office:value="0.00905413292131156">
            <text:p>0.0090541329</text:p>
          </table:table-cell>
          <table:table-cell table:style-name="ce9" table:formula="of:= [.C5]/ ( [.I25] * [.J32] )" office:value-type="float" office:value="0.00851554911123987">
            <text:p>0.0085155491</text:p>
          </table:table-cell>
          <table:table-cell table:style-name="ce9" table:formula="of:= [.C5]/ ( [.J25] * [.K32] )" office:value-type="float" office:value="0.00798470970845426">
            <text:p>0.0079847097</text:p>
          </table:table-cell>
          <table:table-cell table:style-name="ce9"/>
          <table:table-cell table:number-columns-repeated="1012"/>
        </table:table-row>
        <table:table-row table:style-name="ro3">
          <table:table-cell/>
          <table:table-cell table:style-name="ce6" office:value-type="string">
            <text:p>Area two</text:p>
          </table:table-cell>
          <table:table-cell table:style-name="ce3" table:formula="of:= [.N3]*[.C35]/[.C21]" office:value-type="float" office:value="0.0112413007582906">
            <text:p>0.0112413008</text:p>
          </table:table-cell>
          <table:table-cell table:style-name="ce3" table:formula="of:= [.C22]*[.D35]/[.D21]" office:value-type="float" office:value="0.0110906963689678">
            <text:p>0.0110906964</text:p>
          </table:table-cell>
          <table:table-cell table:style-name="ce3" table:formula="of:= [.D22]*[.E35]/[.E21]" office:value-type="float" office:value="0.0107998035414053">
            <text:p>0.0107998035</text:p>
          </table:table-cell>
          <table:table-cell table:style-name="ce3" table:formula="of:= [.E22]*[.F35]/[.F21]" office:value-type="float" office:value="0.0104160044265641">
            <text:p>0.0104160044</text:p>
          </table:table-cell>
          <table:table-cell table:style-name="ce3" table:formula="of:= [.F22]*[.G35]/[.G21]" office:value-type="float" office:value="0.00993195604842055">
            <text:p>0.009931956</text:p>
          </table:table-cell>
          <table:table-cell table:style-name="ce3" table:formula="of:= [.G22]*[.H35]/[.H21]" office:value-type="float" office:value="0.00940908112220601">
            <text:p>0.0094090811</text:p>
          </table:table-cell>
          <table:table-cell table:style-name="ce3" table:formula="of:= [.H22]*[.I35]/[.I21]" office:value-type="float" office:value="0.0088673019962698">
            <text:p>0.008867302</text:p>
          </table:table-cell>
          <table:table-cell table:style-name="ce3" table:formula="of:= [.I22]*[.J35]/[.J21]" office:value-type="float" office:value="0.00833107777736838">
            <text:p>0.0083310778</text:p>
          </table:table-cell>
          <table:table-cell table:style-name="ce3" table:formula="of:= [.J22]*[.K35]/[.K21]" office:value-type="float" office:value="0.00781173788582089">
            <text:p>0.0078117379</text:p>
          </table:table-cell>
          <table:table-cell table:style-name="ce3"/>
          <table:table-cell table:number-columns-repeated="1012"/>
        </table:table-row>
        <table:table-row table:style-name="ro4">
          <table:table-cell/>
          <table:table-cell table:style-name="ce6" office:value-type="string">
            <text:p>tangential velocity hub</text:p>
          </table:table-cell>
          <table:table-cell table:style-name="ce3" table:formula="of:= [.C29] * [.C39]" office:value-type="float" office:value="116.416920297379">
            <text:p>116.4169202974</text:p>
          </table:table-cell>
          <table:table-cell table:style-name="ce3" table:formula="of:= [.D29] * [.D39]" office:value-type="float" office:value="117.224793400975">
            <text:p>117.224793401</text:p>
          </table:table-cell>
          <table:table-cell table:style-name="ce3" table:formula="of:= [.E29] * [.E39]" office:value-type="float" office:value="118.960815460612">
            <text:p>118.9608154606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tangential velocity tip</text:p>
          </table:table-cell>
          <table:table-cell table:style-name="ce3" table:formula="of:= [.C29] * [.C30]" office:value-type="float" office:value="176">
            <text:p>176</text:p>
          </table:table-cell>
          <table:table-cell table:style-name="ce3" table:formula="of:= [.D29] * [.D30]" office:value-type="float" office:value="176">
            <text:p>176</text:p>
          </table:table-cell>
          <table:table-cell table:style-name="ce3" table:formula="of:= [.E29] * [.E30]" office:value-type="float" office:value="176">
            <text:p>176</text:p>
          </table:table-cell>
          <table:table-cell table:style-name="ce3" table:number-columns-repeated="7"/>
          <table:table-cell table:number-columns-repeated="1012"/>
        </table:table-row>
        <table:table-row table:style-name="ro3">
          <table:table-cell/>
          <table:table-cell table:style-name="ce6" office:value-type="string">
            <text:p>radius hub 1</text:p>
          </table:table-cell>
          <table:table-cell table:style-name="ce3" table:formula="of:= ( [.C3]^2 - ( [.C35] / 3.14 ) )^0.5" office:value-type="float" office:value="0.0529167819533542">
            <text:p>0.052916782</text:p>
          </table:table-cell>
          <table:table-cell table:style-name="ce3" table:formula="of:= ( [.C3]^2 - ( [.D35] / 3.14 ) )^0.5" office:value-type="float" office:value="0.0532839970004432">
            <text:p>0.053283997</text:p>
          </table:table-cell>
          <table:table-cell table:style-name="ce3" table:formula="of:= ( [.C3]^2 - ( [.E35] / 3.14 ) )^0.5" office:value-type="float" office:value="0.054073097936642">
            <text:p>0.0540730979</text:p>
          </table:table-cell>
          <table:table-cell table:style-name="ce3" table:formula="of:= ( [.C3]^2 - ( [.F35] / 3.14 ) )^0.5" office:value-type="float" office:value="0.0550590331170859">
            <text:p>0.0550590331</text:p>
          </table:table-cell>
          <table:table-cell table:style-name="ce3" table:formula="of:= ( [.C3]^2 - ( [.G35] / 3.14 ) )^0.5" office:value-type="float" office:value="0.0563984861717967">
            <text:p>0.0563984862</text:p>
          </table:table-cell>
          <table:table-cell table:style-name="ce3" table:formula="of:= ( [.C3]^2 - ( [.H35] / 3.14 ) )^0.5" office:value-type="float" office:value="0.0578238910657252">
            <text:p>0.0578238911</text:p>
          </table:table-cell>
          <table:table-cell table:style-name="ce3" table:formula="of:= ( [.C3]^2 - ( [.I35] / 3.14 ) )^0.5" office:value-type="float" office:value="0.0593002375874351">
            <text:p>0.0593002376</text:p>
          </table:table-cell>
          <table:table-cell table:style-name="ce3" table:formula="of:= ( [.C3]^2 - ( [.J35] / 3.14 ) )^0.5" office:value-type="float" office:value="0.0607292490017661">
            <text:p>0.060729249</text:p>
          </table:table-cell>
          <table:table-cell table:style-name="ce3" table:formula="of:= ( [.C3]^2 - ( [.K35] / 3.14 ) )^0.5" office:value-type="float" office:value="0.062105545798774">
            <text:p>0.0621055458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radius hub 2</text:p>
          </table:table-cell>
          <table:table-cell table:style-name="ce3" table:formula="of:= ( [.C30]^2 - ( [.C36]/3.14 ) )^0.5" office:value-type="float" office:value="0.0531033700566396">
            <text:p>0.0531033701</text:p>
          </table:table-cell>
          <table:table-cell table:style-name="ce3" table:formula="of:= ( [.D30]^2 - ( [.D36]/3.14 ) )^0.5" office:value-type="float" office:value="0.0535530680044142">
            <text:p>0.053553068</text:p>
          </table:table-cell>
          <table:table-cell table:style-name="ce3" table:formula="of:= ( [.E30]^2 - ( [.E36]/3.14 ) )^0.5" office:value-type="float" office:value="0.0544111396735224">
            <text:p>0.0544111397</text:p>
          </table:table-cell>
          <table:table-cell table:style-name="ce3" table:formula="of:= ( [.F30]^2 - ( [.F36]/3.14 ) )^0.5" office:value-type="float" office:value="0.0555229784687108">
            <text:p>0.0555229785</text:p>
          </table:table-cell>
          <table:table-cell table:style-name="ce3" table:formula="of:= ( [.G30]^2 - ( [.G36]/3.14 ) )^0.5" office:value-type="float" office:value="0.0525923632524489">
            <text:p>0.0525923633</text:p>
          </table:table-cell>
          <table:table-cell table:style-name="ce3" table:formula="of:= ( [.H30]^2 - ( [.H36]/3.14 ) )^0.5" office:value-type="float" office:value="0.0497943505793169">
            <text:p>0.0497943506</text:p>
          </table:table-cell>
          <table:table-cell table:style-name="ce3" table:formula="of:= ( [.I30]^2 - ( [.I36]/3.14 ) )^0.5" office:value-type="float" office:value="0.0470852256289119">
            <text:p>0.0470852256</text:p>
          </table:table-cell>
          <table:table-cell table:style-name="ce3" table:formula="of:= ( [.J30]^2 - ( [.J36]/3.14 ) )^0.5" office:value-type="float" office:value="0.0443935864372509">
            <text:p>0.0443935864</text:p>
          </table:table-cell>
          <table:table-cell table:style-name="ce3" table:formula="of:= ( [.K30]^2 - ( [.K36]/3.14 ) )^0.5" office:value-type="float" office:value="0.0416795559798956">
            <text:p>0.041679556</text:p>
          </table:table-cell>
          <table:table-cell table:style-name="ce3"/>
          <table:table-cell table:number-columns-repeated="1012"/>
        </table:table-row>
        <table:table-row table:style-name="ro4">
          <table:table-cell/>
          <table:table-cell table:style-name="ce6" office:value-type="string">
            <text:p>radius mean 1</text:p>
          </table:table-cell>
          <table:table-cell table:style-name="ce3" table:formula="of:=( [.C30] + [.C39] ) / 2" office:value-type="float" office:value="0.0664583909766771">
            <text:p>0.066458391</text:p>
          </table:table-cell>
          <table:table-cell table:style-name="ce3" table:formula="of:=( [.D30] + [.D39] ) / 2" office:value-type="float" office:value="0.0666419985002216">
            <text:p>0.0666419985</text:p>
          </table:table-cell>
          <table:table-cell table:style-name="ce3" table:formula="of:=( [.E30] + [.E39] ) / 2" office:value-type="float" office:value="0.067036548968321">
            <text:p>0.067036549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radius mean 2</text:p>
          </table:table-cell>
          <table:table-cell table:style-name="ce3" table:formula="of:= ( [.C30]+[.C40] ) /2" office:value-type="float" office:value="0.0665516850283198">
            <text:p>0.066551685</text:p>
          </table:table-cell>
          <table:table-cell table:style-name="ce3" table:formula="of:= ( [.D30]+[.D40] ) /2" office:value-type="float" office:value="0.0667765340022071">
            <text:p>0.066776534</text:p>
          </table:table-cell>
          <table:table-cell table:style-name="ce3" table:formula="of:= ( [.E30]+[.E40] ) /2" office:value-type="float" office:value="0.0672055698367612">
            <text:p>0.0672055698</text:p>
          </table:table-cell>
          <table:table-cell table:style-name="ce3" table:number-columns-repeated="7"/>
          <table:table-cell table:number-columns-repeated="1012"/>
        </table:table-row>
        <table:table-row table:style-name="ro2">
          <table:table-cell/>
          <table:table-cell table:style-name="ce6" office:value-type="string">
            <text:p><text:span text:style-name="T2">O</text:span>R<text:span text:style-name="T1">C</text:span></text:p>
          </table:table-cell>
          <table:table-cell table:number-columns-repeated="9" table:style-name="ce3" office:value-type="float" office:value="0.5">
            <text:p>0.5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a</text:p>
          </table:table-cell>
          <table:table-cell table:style-name="ce3" table:number-columns-repeated="10"/>
          <table:table-cell table:number-columns-repeated="1012"/>
        </table:table-row>
        <table:table-row table:style-name="ro3">
          <table:table-cell/>
          <table:table-cell table:style-name="ce6" office:value-type="string">
            <text:p>b</text:p>
          </table:table-cell>
          <table:table-cell table:style-name="ce3" table:number-columns-repeated="10"/>
          <table:table-cell table:number-columns-repeated="1012"/>
        </table:table-row>
        <table:table-row table:style-name="ro3">
          <table:table-cell/>
          <table:table-cell table:style-name="ce6" office:value-type="string">
            <text:p>vortex cnstnt</text:p>
          </table:table-cell>
          <table:table-cell table:style-name="ce3" table:formula="of:= LN( [.C38]/[.C37] ) / [.C30]" office:value-type="float" office:value="5.16632633656874">
            <text:p>5.1663263366</text:p>
          </table:table-cell>
          <table:table-cell table:style-name="ce3" table:formula="of:= LN( [.D38]/[.D37] ) / [.D30]" office:value-type="float" office:value="5.07988240598036">
            <text:p>5.079882406</text:p>
          </table:table-cell>
          <table:table-cell table:style-name="ce3" table:formula="of:= LN( [.E38]/[.E37] ) / [.E30]" office:value-type="float" office:value="4.89612297494232">
            <text:p>4.896122974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2" office:value-type="string">
            <text:p>swirl v1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swirl v2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corrected U</text:p>
          </table:table-cell>
          <table:table-cell table:style-name="ce3" table:number-columns-repeated="10"/>
          <table:table-cell table:number-columns-repeated="1012"/>
        </table:table-row>
        <table:table-row table:style-name="ro4">
          <table:table-cell/>
          <table:table-cell table:style-name="ce7" office:value-type="string">
            <text:p>approx. required Cl</text:p>
          </table:table-cell>
          <table:table-cell table:style-name="ce3" table:formula="of:= ( 2 * [.C27] ) / ( [.C32]^2 + ( [.C32]*1.1 )^2 )" office:value-type="float" office:value="0.0015606280737357">
            <text:p>0.0015606281</text:p>
          </table:table-cell>
          <table:table-cell table:style-name="ce3" table:number-columns-repeated="9"/>
          <table:table-cell table:number-columns-repeated="1012"/>
        </table:table-row>
        <table:table-row table:style-name="ro1" table:number-rows-repeated="3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29">
          <table:table-cell/>
          <table:table-cell table:style-name="ce8" table:number-columns-repeated="11"/>
          <table:table-cell table:number-columns-repeated="101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9">06/09/2024</text:date>, <text:time>16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09T16:20:14</dc:date>
    <meta:editing-duration>P4DT18M44S</meta:editing-duration>
    <meta:editing-cycles>272</meta:editing-cycles>
    <meta:document-statistic meta:table-count="3" meta:cell-count="359" meta:object-count="0"/>
  </office:meta>
</office:document-meta>
</file>